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71cm" fo:min-width="3.564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417cm" fo:min-width="4.19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2.921cm" svg:x="5.191cm" svg:y="9.355cm">
          <text:p text:style-name="P1">Path tracker</text:p>
          <text:p text:style-name="P1">(P5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2.921cm" svg:x="13.319cm" svg:y="9.328cm">
          <text:p text:style-name="P1">ORCA</text:p>
          <text:p text:style-name="P1">Collision</text:p>
          <text:p text:style-name="P1">Avoidance</text:p>
          <text:p text:style-name="P1">(EPD4)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27cm" svg:y1="11.033cm" svg:x2="5.064cm" svg:y2="11.033cm">
          <text:p/>
        </draw:line>
        <draw:frame draw:style-name="gr3" draw:text-style-name="P3" draw:layer="layout" svg:width="2.159cm" svg:height="0.962cm" svg:x="2.143cm" svg:y="10.017cm">
          <draw:text-box>
            <text:p>Path</text:p>
          </draw:text-box>
        </draw:frame>
        <draw:line draw:style-name="gr2" draw:text-style-name="P2" draw:layer="layout" svg:x1="9.763cm" svg:y1="11.033cm" svg:x2="12.557cm" svg:y2="11.033cm">
          <text:p/>
        </draw:line>
        <draw:frame draw:style-name="gr4" draw:text-style-name="P3" draw:layer="layout" svg:width="4.191cm" svg:height="3.095cm" svg:x="9.255cm" svg:y="7.985cm">
          <draw:text-box>
            <text:p>Desired Commanded</text:p>
            <text:p>Velocity</text:p>
            <text:p>/v_pref</text:p>
          </draw:text-box>
        </draw:frame>
        <draw:custom-shape draw:style-name="gr1" draw:text-style-name="P1" draw:layer="layout" svg:width="4.064cm" svg:height="2.921cm" svg:x="13.319cm" svg:y="9.328cm">
          <text:p text:style-name="P1">Collision</text:p>
          <text:p text:style-name="P1">Avoidance</text:p>
          <text:p text:style-name="P1">(P6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699cm" svg:height="2.667cm" svg:x="9.89cm" svg:y="14.081cm">
          <text:p text:style-name="P1">Turtlebo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97cm" svg:y1="12.43cm" svg:x2="13.446cm" svg:y2="14.081cm">
          <text:p/>
        </draw:line>
        <draw:frame draw:style-name="gr4" draw:text-style-name="P3" draw:layer="layout" svg:width="4.318cm" svg:height="3.095cm" svg:x="15.097cm" svg:y="12.637cm">
          <draw:text-box>
            <text:p>Collision-free command</text:p>
            <text:p>Velocity</text:p>
            <text:p>(/cmd_vel)</text:p>
          </draw:text-box>
        </draw:frame>
        <draw:line draw:style-name="gr2" draw:text-style-name="P2" draw:layer="layout" svg:x1="11.668cm" svg:y1="13.954cm" svg:x2="13.319cm" svg:y2="12.303cm">
          <text:p/>
        </draw:line>
        <draw:frame draw:style-name="gr4" draw:text-style-name="P3" draw:layer="layout" svg:width="5.842cm" svg:height="3.095cm" svg:x="8.239cm" svg:y="12.557cm">
          <draw:text-box>
            <text:p>Sensed Obstacles</text:p>
            <text:p><text:s text:c="8"/>/sca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3-10T15:36:49.676464473</meta:creation-date>
    <dc:date>2025-03-12T11:39:38.801046192</dc:date>
    <meta:editing-duration>PT1H49M14S</meta:editing-duration>
    <meta:editing-cycles>4</meta:editing-cycles>
    <meta:generator>LibreOffice/7.3.7.2$Linux_X86_64 LibreOffice_project/30$Build-2</meta:generator>
    <meta:document-statistic meta:object-count="12"/>
  </office:meta>
</office:document-meta>
</file>